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SaveCur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to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PrefixMapping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r.ensureMapping( String uri , String candidatePrefix , boolean considerCreatingDefault , boolean mustHavePrefi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xtSaver.preEmit( int cch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aver.getPrefix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mpl.Attribut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Saver.write( Writer writer , int cchM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xtSaver.emit( char ch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verIOException.SaverIOException( IO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Impl.getNamespa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thNamespaceSaver.emitElement( SaveCur c , ArrayList attrNames , ArrayList att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ventImpl.get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ntitizeAndWritePIText( int bufLim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aver.has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Cur.isE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cterDataImpl.CharacterDataImpl( Object obj , int cch ,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emitProcins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ver.has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ttySaveCur.getAncestor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getXmln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xSaver.emitNamespacesHelp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rtDocument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r.addMapping( String prefix ,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SaveCur.is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emitText( Save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utputStreamImpl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pletEvent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r.Saver( Cur c , XmlOptions optio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InputStream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sAttributeImpl.XmlnsAttributeImpl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veCur.isProci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rtElement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mitDocType( String docTypeName ,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xtSaver.resize( int cch , int i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6">
            <text:p text:style-name="Table_20_Contents">7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TextSaver.emitName( QName name , boolean needs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terSaveCur.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getAtt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Cur.is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toNex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r.positionToInner( Cur c , Cur start , Cur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mizedForSpeedSaver.emitLiteral( String li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dPrefixMappingImpl.EndPrefixMappingImpl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Cur.i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Saver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EventImpl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ader.read( char [ ] cbu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SaveCur.toEn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ver.processElem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InputStreamSaver.emitTex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ttySaveCur.getDoc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emitProcins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ver.iterateMapp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ver.getNonDefaultUriMapping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PrefixMappingImpl.ChangePrefixMappingImpl( String prefix , String oldUri , String new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DocumentImpl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aver.emitComment( SaveCu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cSaveCu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SaveCur.getXmln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ki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ttySaveCur.getAtt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ttySaveCur.toNex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ingInstructionImp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Impl.get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aver.emitText( Save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aver.addNewFrameMapping( String prefix , String uri , boolean ensureDefaultEmp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xSaver.emitDocType( String docTypeName ,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PiSaveCur.FilterPiSaveCur( SaveCur c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putStreamImpl.XmlInputStreamImpl( Cur cu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Saver.emitNamespaces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mizedForSpeedSaver.emitElement( SaveCur c , ArrayList attrNames , ArrayList attr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ettySaveCur.toFirs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isEscapedCha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mit( char c1 , char c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nthNamespaceSaver.emitFinish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TextSaver( Cur c , XmlOptions options , String encoding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ttySaveCur.trim(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IteratorImpl.ski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ngePrefixMappingImpl.getOld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aveCur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PrettySaveCur( SaveCur c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timizedForSpeed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ngePrefixMapping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SaveCur.FragSaveCur( Cur start , Cur end , QName synth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ttySaveCur.ki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save( Cur cur , 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d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Impl.write( byte [ ] buf , int off , int cby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dElementImpl.EndElementImpl( XML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SaveCur.t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getDoc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Cur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entitizeContent( boolean forceCData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50">
            <text:p text:style-name="Table_20_Contents">5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PrettySaveCur.isTextC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ttySaveCur.h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veCur.is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nex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OptimizedForSpeedSaver.entitizeAndWriteCommentText( int bufLimi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xtSaver.emit( char ch1 , char ch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xt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Impl.CommentImpl( Object obj , int cch ,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aver.SaxSaver( Cur c , XmlOptions options , ContentHandler ch , LexicalHandler l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putStreamSav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Saver.rea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ynthNamespace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r.pushMappings( SaveCur c , boolean ensureDefaultEmp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rtPrefixMappingImpl.StartPrefixMappingImpl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mizedForSpeedSaver.emi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Saver.emitTex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ver.saveNamespace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OptimizedForSpeedSaver( Cur cur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SaveCur.getXmln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teratorImpl.check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ingInstructionImpl.ProcessingInstructionImpl( String target , Object obj , int cch ,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gSaveCur.get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SaveCur.toFirs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Sav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ttySaveCu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nputStreamSaver.enqueue( XmlEventImpl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timizedForSpeedSaver.emitName( QName name , boolean needs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xtSaver.emitXmlns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SaveCur.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teratorImpl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Saver.ensure(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ver.popMapp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cSaveCur.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getAncestor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has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SaveCur.getDoc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nputStreamSaver.computeName( QName name , Saver saver , boolean needs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rtElementImpl.getAttributeByName( XMLName xm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gInstruction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aver.save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ver.syntheticNamespace( String prefix , String uri , boolean consider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Reader.read( char [ ] cbuf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ver.getUriMapping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aveCu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r.mapping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aveCur.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SaveCur.DocSaveCur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aveCur.isXml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FilterSaveCur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SaveCur.getAncestor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teratorImpl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InputStreamSaver.emitElement( SaveCur c , ArrayList attrNames , ArrayList attr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ndDocumentImpl.EndDocu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aveCur.toFirs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terSaveCur.t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SaveCur.isXml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Saver.emitProcins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Saver.emitElement( SaveCur c , ArrayList attrNames , ArrayList attr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timizedForSpeed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SaveCu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rSAXException.SaverSAXException( SAX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aveCu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Reader.TextReader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mizedForSpeedSaver.emitCommentText( Save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x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Saver.emitFinish( Save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agSaveCur.toFirstAtt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rmalAttribute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teratorImpl.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mitProcins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ver.getNamespaceFor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StreamImpl.read( byte [ ] bbuf , int off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xtSaver.get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mitAttrValue( CharSequence att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ver.ente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SaveCur.has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xtSaver.isBadChar( char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rtElementImpl.StartElementImpl( XMLName name , AttributeImpl attributes , AttributeImpl namespaces , Map prefix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thNamespaceSaver.syntheticNamespace( String prefix , String uri , boolean considerCreating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Cur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emitXmlns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Saver.emitElement( SaveCur c , ArrayList attrNames , ArrayList attr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Ev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aver.entitizeComm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aver.exi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r.process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aver.emitLiteral( String li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gePrefixMappingImpl.getNew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sAttribute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aveCur.getXmln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Saver.ensure( int cby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rtElementImpl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SaveCur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PiSaveCur.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SaveCur.p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SaveCur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emitPiText( SaveCu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timizedForSpeedSaver.emitNamespaces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Saver.getPrefixedName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Saver.emitAttrHelper( QName attrName ,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thNamespaceSaver.emitDocType( String docType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SaveCur.isTex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putStreamSaver.InputStreamSaver( Cur c , XmlOptions optio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ocSaveCur.isTex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getAncestor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aveCu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ttySaveCur.getXmln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ipletEventImpl.ha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SaveCur.isXml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treamSaver.read( byte [ ] bbuf , int 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SaveCur.toNext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isBadChar( char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thNamespaceSaver.SynthNamespaceSaver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ttySaveCur.getXmln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entitizeProcins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ettySaveCu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ElementImpl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aver.entitizeAttr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xtSaver.read( char [ ] cbuf , int off , int le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ynthNamespaceSaver.emitProcins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mizedForSpeedSaver.emitAttrHelper( QName attrName ,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mizedForSpeedSaver.emit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ttySaveCur.spaces( StringBuffer sb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mizedForSpeedSaver.emitFinish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Saver.emitFinish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gSaveCur.isTex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StreamImpl.write( int b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SaveCur.getXmlns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r.mappin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Impl.XmlEventImpl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aveCu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SaveCur.getDoc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Impl.resize( int cby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xtSaver.emitDocType( String docTypeName ,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dPrefixMapping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emitFinish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nthNamespaceSaver.emitTex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nputStreamSaver.XmlInputStreamSaver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deque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ttributeImpl.get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Cur.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dElementImpl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ntitizeAndWriteText( int bufLi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terSaveCur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SaveCur.getAtt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xtSaver.emit( String 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8">
            <text:p text:style-name="Table_20_Contents">4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rmalAttributeImpl.NormalAttributeImpl( XMLName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Reader.check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putStreamSaver.emitCommen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SaveCur.toNext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Saver.replace( int i , String replace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2">
            <text:p text:style-name="Table_20_Contents">7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extSaver.emit( SaveCu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aver.tryPrefix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thNamespaceSaver.emitCommen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r.dumpMapp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ttributeIteratorImpl.AttributeIteratorImpl( AttributeImpl attributes , AttributeImpl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Cur.isNormal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timizedForSpeedSaver.emitCommen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rtPrefixMapping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r.createSaveCur( Cur c , XmlOptions option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FragSaveCur.get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dForSpeedSaver.emit( char [ ] buf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ttySaveCur.isXml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agSaveCur.nex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ragSaveCur.computeAncestorNamespaces( Cu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putStreamSaver.check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r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xtSaver.emitCommen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agSaveCur.getXmlns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lementImpl.getAttributesAn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ttySaveCur.get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rtDocumentImpl.StartDocumentImpl( String systemID , String encoding , boolean isStandAlon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SaveCur.getAtt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ver.processRoo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artDocumentImpl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thNamespace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nputStreamImpl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emitEndPrefixMapp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IteratorImpl.pee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SaveCu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ipletEventImpl.TripletEventImpl( int eventType , Object obj , int cch ,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ttySaveCur.has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ver.nex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nputStreamSaver.emitDocType( String doctype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Impl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